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1510427C5EF44059.png" manifest:media-type="image/png"/>
  <manifest:file-entry manifest:full-path="Pictures/1000020100000230000001A4A649DD94493F3C81.png" manifest:media-type="image/png"/>
  <manifest:file-entry manifest:full-path="Pictures/1000020100000230000001A4FC6BD285E58A7EA2.png" manifest:media-type="image/png"/>
  <manifest:file-entry manifest:full-path="Pictures/1000020100000230000001A4B592994D5C411E87.png" manifest:media-type="image/png"/>
  <manifest:file-entry manifest:full-path="Pictures/1000020100000230000001A49069CB420B2D7B9D.png" manifest:media-type="image/png"/>
  <manifest:file-entry manifest:full-path="Pictures/1000020100000230000001A4ACCF150EF8C6354B.png" manifest:media-type="image/png"/>
  <manifest:file-entry manifest:full-path="Pictures/1000020100000230000001A4C315039FB8F54068.png" manifest:media-type="image/png"/>
  <manifest:file-entry manifest:full-path="Pictures/1000020100000230000001A4319C56058BC1B89D.png" manifest:media-type="image/png"/>
  <manifest:file-entry manifest:full-path="Pictures/1000020100000230000001A4708A1A092113B489.png" manifest:media-type="image/png"/>
  <manifest:file-entry manifest:full-path="Pictures/1000020100000230000001A41ED06BF5E6F9ABAC.png" manifest:media-type="image/png"/>
  <manifest:file-entry manifest:full-path="Pictures/1000020100000230000001A442D7ECC7C939B13F.png" manifest:media-type="image/png"/>
  <manifest:file-entry manifest:full-path="Pictures/1000020100000230000001A49132AB3E22E212A9.png" manifest:media-type="image/png"/>
  <manifest:file-entry manifest:full-path="Pictures/1000020100000230000001A4F187C4872DB26A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2f21" officeooo:paragraph-rsid="001a2f21"/>
    </style:style>
    <style:style style:name="P2" style:family="paragraph" style:parent-style-name="Text_20_body">
      <style:text-properties officeooo:paragraph-rsid="001a2f21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a2f21"/>
    </style:style>
    <style:style style:name="P5" style:family="paragraph" style:parent-style-name="Title">
      <style:text-properties officeooo:rsid="001a2f21" officeooo:paragraph-rsid="001a2f21"/>
    </style:style>
    <style:style style:name="T1" style:family="text">
      <style:text-properties officeooo:rsid="001a2f2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6 Output</text:p>
      <text:p text:style-name="P2"><text:span text:style-name="T1">Q1.</text:span></text:p>
      <text:p text:style-name="P2"><draw:frame draw:style-name="fr1" draw:name="Image1" text:anchor-type="as-char" svg:width="14.817cm" svg:height="11.113cm" draw:z-index="9"><draw:image xlink:href="Pictures/1000020100000230000001A4ACCF150EF8C6354B.png" xlink:type="simple" xlink:show="embed" xlink:actuate="onLoad" loext:mime-type="image/png"/></draw:frame></text:p>
      <text:p text:style-name="P2"><text:span text:style-name="T1">Q2.</text:span></text:p>
      <text:p text:style-name="P2"><draw:frame draw:style-name="fr2" draw:name="Image2" text:anchor-type="as-char" svg:width="14.136cm" svg:height="10.603cm" draw:z-index="10"><draw:image xlink:href="Pictures/1000020100000230000001A4708A1A092113B489.png" xlink:type="simple" xlink:show="embed" xlink:actuate="onLoad" loext:mime-type="image/png"/></draw:frame></text:p>
      <text:p text:style-name="P2"><text:soft-page-break/><text:span text:style-name="T1">Q3.</text:span></text:p>
      <text:p text:style-name="P2"><draw:frame draw:style-name="fr1" draw:name="Image3" text:anchor-type="as-char" svg:width="14.817cm" svg:height="11.113cm" draw:z-index="11"><draw:image xlink:href="Pictures/1000020100000230000001A41ED06BF5E6F9ABAC.png" xlink:type="simple" xlink:show="embed" xlink:actuate="onLoad" loext:mime-type="image/png"/></draw:frame></text:p>
      <text:p text:style-name="P4"><text:span text:style-name="T1">Q5.</text:span></text:p>
      <text:p text:style-name="P4"><draw:frame draw:style-name="fr1" draw:name="Image4" text:anchor-type="as-char" svg:width="14.817cm" svg:height="11.113cm" draw:z-index="12"><draw:image xlink:href="Pictures/1000020100000230000001A4C315039FB8F54068.png" xlink:type="simple" xlink:show="embed" xlink:actuate="onLoad" loext:mime-type="image/png"/></draw:frame></text:p>
      <text:p text:style-name="P3"><text:soft-page-break/><draw:frame draw:style-name="fr1" draw:name="Image5" text:anchor-type="as-char" svg:width="14.817cm" svg:height="11.113cm" draw:z-index="0"><draw:image xlink:href="Pictures/1000020100000230000001A4F187C4872DB26AB5.png" xlink:type="simple" xlink:show="embed" xlink:actuate="onLoad" loext:mime-type="image/png"/></draw:frame></text:p>
      <text:p text:style-name="P3"><draw:frame draw:style-name="fr1" draw:name="Image6" text:anchor-type="as-char" svg:width="14.817cm" svg:height="11.113cm" draw:z-index="1"><draw:image xlink:href="Pictures/1000020100000230000001A4319C56058BC1B89D.png" xlink:type="simple" xlink:show="embed" xlink:actuate="onLoad" loext:mime-type="image/png"/></draw:frame></text:p>
      <text:p text:style-name="P3"><text:soft-page-break/><draw:frame draw:style-name="fr1" draw:name="Image7" text:anchor-type="as-char" svg:width="14.817cm" svg:height="11.113cm" draw:z-index="2"><draw:image xlink:href="Pictures/1000020100000230000001A49132AB3E22E212A9.png" xlink:type="simple" xlink:show="embed" xlink:actuate="onLoad" loext:mime-type="image/png"/></draw:frame></text:p>
      <text:p text:style-name="P3"><draw:frame draw:style-name="fr1" draw:name="Image8" text:anchor-type="as-char" svg:width="14.817cm" svg:height="11.113cm" draw:z-index="3"><draw:image xlink:href="Pictures/1000020100000230000001A49069CB420B2D7B9D.png" xlink:type="simple" xlink:show="embed" xlink:actuate="onLoad" loext:mime-type="image/png"/></draw:frame></text:p>
      <text:p text:style-name="P3"><text:soft-page-break/><draw:frame draw:style-name="fr1" draw:name="Image9" text:anchor-type="as-char" svg:width="14.817cm" svg:height="11.113cm" draw:z-index="4"><draw:image xlink:href="Pictures/1000020100000230000001A4B592994D5C411E87.png" xlink:type="simple" xlink:show="embed" xlink:actuate="onLoad" loext:mime-type="image/png"/></draw:frame></text:p>
      <text:p text:style-name="P3"><draw:frame draw:style-name="fr1" draw:name="Image10" text:anchor-type="as-char" svg:width="14.817cm" svg:height="11.113cm" draw:z-index="5"><draw:image xlink:href="Pictures/1000020100000230000001A4A649DD94493F3C81.png" xlink:type="simple" xlink:show="embed" xlink:actuate="onLoad" loext:mime-type="image/png"/></draw:frame></text:p>
      <text:p text:style-name="P3"><text:soft-page-break/><draw:frame draw:style-name="fr1" draw:name="Image11" text:anchor-type="as-char" svg:width="14.817cm" svg:height="11.113cm" draw:z-index="6"><draw:image xlink:href="Pictures/1000020100000230000001A4FC6BD285E58A7EA2.png" xlink:type="simple" xlink:show="embed" xlink:actuate="onLoad" loext:mime-type="image/png"/></draw:frame></text:p>
      <text:p text:style-name="P3"><draw:frame draw:style-name="fr1" draw:name="Image12" text:anchor-type="as-char" svg:width="14.817cm" svg:height="11.113cm" draw:z-index="7"><draw:image xlink:href="Pictures/1000020100000230000001A442D7ECC7C939B13F.png" xlink:type="simple" xlink:show="embed" xlink:actuate="onLoad" loext:mime-type="image/png"/></draw:frame></text:p>
      <text:p text:style-name="Text_20_body"><text:soft-page-break/><draw:frame draw:style-name="fr1" draw:name="Image13" text:anchor-type="as-char" svg:width="14.817cm" svg:height="11.113cm" draw:z-index="8"><draw:image xlink:href="Pictures/1000020100000230000001A41510427C5EF4405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2:55:13.418971159</meta:creation-date>
    <dc:date>2020-02-22T22:57:23.926663140</dc:date>
    <meta:editing-duration>PT2M18S</meta:editing-duration>
    <meta:editing-cycles>1</meta:editing-cycles>
    <meta:document-statistic meta:table-count="0" meta:image-count="13" meta:object-count="0" meta:page-count="7" meta:paragraph-count="18" meta:word-count="7" meta:character-count="24" meta:non-whitespace-character-count="22"/>
    <meta:generator>LibreOffice/6.0.7.3$Linux_X86_64 LibreOffice_project/00m0$Build-3</meta:generator>
  </office:meta>
</office:document-meta>
</file>